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993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185cm"/>
    </style:style>
    <style:style style:name="pr2" style:family="presentation" style:parent-style-name="Default-subtitle">
      <style:graphic-properties draw:fill-color="#ffffff" draw:auto-grow-height="true" fo:min-height="2.63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color="#ff950e" style:font-name="Cantarell3"/>
    </style:style>
    <style:style style:name="P2" style:family="paragraph">
      <loext:graphic-properties draw:fill-color="#ffffff"/>
      <style:text-properties style:font-name="Cantarell3" fo:font-size="32pt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T1" style:family="text">
      <style:text-properties fo:color="#ff950e"/>
    </style:style>
    <style:style style:name="T2" style:family="text">
      <style:text-properties fo:color="#ffffff"/>
    </style:style>
    <style:style style:name="T3" style:family="text">
      <style:text-properties style:font-name="Cantarell3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950e" fo:background-color="#000000"/>
    </style:style>
    <style:style style:name="T6" style:family="text">
      <style:text-properties style:use-window-font-color="true"/>
    </style:style>
    <style:style style:name="T7" style:family="text">
      <style:text-properties fo:color="#dc2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185cm" svg:x="1.399cm" svg:y="0.498cm" presentation:class="title" presentation:user-transformed="true">
          <draw:text-box>
            <text:p><text:span text:style-name="T1">LaserCutter</text:span><text:span text:style-name="T2"> @ Bitraf</text:span><text:line-break/><text:span text:style-name="T2">BSU:</text:span><text:span text:style-name="T1"> Basic, Safe Usage</text:span></text:p>
          </draw:text-box>
        </draw:frame>
        <draw:frame presentation:style-name="pr2" draw:text-style-name="P2" draw:layer="layout" svg:width="25.191cm" svg:height="2.855cm" svg:x="1.27cm" svg:y="15.638cm" presentation:class="subtitle" presentation:user-transformed="true">
          <draw:text-box>
            <text:p><text:span text:style-name="T3">Full documentation</text:span><text:span text:style-name="T3"><text:line-break/></text:span><text:span text:style-name="T3"><text:a xlink:href="https://bitraf.no/wiki/Laser" xlink:type="simple">https://bitraf.no/wiki/Laser</text:a></text:span><text:span text:style-name="T3"> </text:span></text:p>
          </draw:text-box>
        </draw:frame>
        <draw:frame draw:style-name="gr1" draw:text-style-name="P3" draw:layer="layout" svg:width="25.146cm" svg:height="7.243cm" svg:x="2.286cm" svg:y="6.981cm">
          <draw:text-box>
            <text:p><text:span text:style-name="T4">WIFI:</text:span></text:p>
            <text:p><text:span text:style-name="T4"><text:tab/></text:span><text:span text:style-name="T4">bitraf</text:span><text:span text:style-name="T4"><text:line-break/></text:span><text:span text:style-name="T4"><text:tab/></text:span><text:span text:style-name="T4">grimbadgerassault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orkshop <text:span text:style-name="T1">goal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Everyone<text:line-break/><text:line-break/> <text:s/>a) Educated in Basic <text:span text:style-name="T1">Safe Usage</text:span></text:p>
                <text:p><text:s text:c="2"/>b) <text:span text:style-name="T1">Comfortable using</text:span> lasercutter<text:line-break/> <text:s/>with no/<text:span text:style-name="T1">minimal assistance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orkshop <text:span text:style-name="T1">setup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5">Introduction to laser.</text:span> Talk 15 mins</text:p>
                <text:p><text:span text:style-name="T1">How to use</text:span>. Demonstration, 30 mins</text:p>
                <text:p>Individual <text:span text:style-name="T1">hands-on usag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itraf lasercutter <text:span text:style-name="T1">Access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1">Member</text:span>s only</text:p>
                <text:p>Requires <text:span text:style-name="T1">course</text:span> (this!)</text:p>
                <text:p>Personal/prototyping: Free</text:p>
                <text:p><text:span text:style-name="T1">Commercial</text:span> jobs: 350kr/hour + tax</text:p>
                <text:p/>
                <text:p><text:a xlink:href="http://bitraf.no/join" xlink:type="simple">http://bitraf.no/join</text:a>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Laser <text:span text:style-name="T1">operating principle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Infrared <text:span text:style-name="T1">laser beam burns</text:span> material</text:p>
                <text:p>Works from the top (XY)<text:line-break/>Laser is <text:span text:style-name="T1">focused</text:span> to a point (using Z axis)</text:p>
                <text:p>Cut or engrave (raster/vector)</text:p>
                <text:p>Fundamentally mostly 2d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at can it be <text:span text:style-name="T1">used for</text:span>?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Structural</text:p>
                <text:p>Decorative</text:p>
                <text:p>Textiles</text:p>
                <text:p>Signage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1">Compared to CNC</text:span> mill</text:p>
          </draw:text-box>
        </draw:frame>
        <draw:frame presentation:style-name="pr5" draw:layer="layout" svg:width="25.191cm" svg:height="14.389cm" svg:x="1.399cm" svg:y="4.915cm" presentation:class="outline" presentation:user-transformed="true">
          <draw:text-box>
            <text:list text:style-name="L2">
              <text:list-header>
                <text:p>Tool not mechanically touching workpiece<text:line-break/></text:p>
                <text:p><text:span text:style-name="T6">+ Quicker setup</text:span> time</text:p>
                <text:p>+ Less bits/settings</text:p>
                <text:p>- Limited in materials</text:p>
                <text:p>- Poor control over depth/3d</text:p>
                <text:p>- Slower on big parts</text:p>
                <text:p/>
                <text:p><text:span text:style-name="T1">= Easier</text:span><text:span text:style-name="T2">, but</text:span><text:span text:style-name="T1"> less flexibl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1">Compared to 3d-print</text:span>er (FDM)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Subtractive (removes) instead of additive<text:line-break/></text:p>
                <text:p>+ More materials<text:line-break/>+ Bigger workarea, faster<text:line-break/>+ Very precise 2d shapes</text:p>
                <text:p>- 3d must be built from 2d pieces<text:line-break/><text:line-break/><text:line-break/>=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1">Safe</text:span> material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pan text:style-name="T1">Non-toxic</text:span>, <text:span text:style-name="T1">not catch fire</text:span>, give <text:span text:style-name="T1">nice finish</text:span></text:p>
                <text:p><text:span text:style-name="T6"><text:line-break/></text:span><text:span text:style-name="T6">Typical</text:span></text:p>
              </text:list-header>
              <text:list-item>
                <text:p>Acrylic, light woods</text:p>
              </text:list-item>
              <text:list-item>
                <text:p>Paper, cardboard</text:p>
              </text:list-item>
              <text:list-item>
                <text:p>Textiles, leather</text:p>
                <text:p/>
                <text:p><text:span text:style-name="T7">Unsafe</text:span>: <text:s/>plastics w/chloride (PVC, viny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list text:style-name="L1">
                <text:list-item>
                  <text:p>Fibreboard (MDF, Poppel, Flyfiner)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etting material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">Left-overs</text:span> in workshop</text:p>
              </text:list-item>
              <text:list-item>
                <text:p>Buy in <text:span text:style-name="T1">Bitmart</text:span><text:span text:style-name="T6">: Acrylic, Poppel</text:span></text:p>
              </text:list-item>
              <text:list-item>
                <text:p>Pro: Oslo Fineerfabrikk, Plastkompaniet</text:p>
              </text:list-item>
              <text:list-item>
                <text:p>Quick: Clas Ohlson, Biltema</text:p>
                <text:p/>
                <text:p>Check wiki! <text:a xlink:href="https://bitraf.no/wiki/Laser" xlink:type="simple">https://bitraf.no/wiki/Laser</text:a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Basic process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">Design</text:span> <text:s/>→ export .DXF.</text:p>
              </text:list-item>
              <text:list-item>
                <text:p><text:span text:style-name="T1">Prepare toolpaths</text:span>. On laser PC</text:p>
              </text:list-item>
              <text:list-item>
                <text:p>Run job</text:p>
                <text:list>
                  <text:list-item>
                    <text:p><text:span text:style-name="T1">Insert material</text:span></text:p>
                  </text:list-item>
                  <text:list-item>
                    <text:p>Run <text:span text:style-name="T1">Autofocus</text:span></text:p>
                  </text:list-item>
                  <text:list-item>
                    <text:p><text:span text:style-name="T2">Choose job </text:span><text:span text:style-name="T1">Origi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afety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Fire</text:p>
              </text:list-item>
              <text:list-item>
                <text:p>Toxic material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/>
          </draw:text-box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12:22:39.119896692</meta:creation-date>
    <dc:date>2015-10-27T17:58:16.217808926</dc:date>
    <meta:editing-duration>PT13H49M57S</meta:editing-duration>
    <meta:editing-cycles>177</meta:editing-cycles>
    <meta:generator>LibreOffice/5.0.2.2$Linux_X86_64 LibreOffice_project/00m0$Build-2</meta:generator>
    <meta:document-statistic meta:object-count="74"/>
  </office:meta>
</office:document-meta>
</file>